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/>
    <style:style style:family="text" style:name="T2" style:display-name="T2">
      <style:text-properties fo:color="#000000" style:font-name="Times New Roman" fo:font-size="12pt" fo:language="none" fo:country="none" fo:font-weight="normal"/>
    </style:style>
    <style:style style:family="paragraph" style:name="P1" style:display-name="P1" style:parent-style-name="Normal">
      <style:paragraph-properties fo:text-align="left" style:writing-mode="lr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загрузка модулей</text:p>
        <text:p text:style-name="P1"/>
        <text:p text:style-name="P1"><text:span text:style-name="T1">var test = _.modules.load("test");</text:span></text:p>
        <text:p text:style-name="P1"><text:span text:style-name="T2">test</text:span><text:span text:style-name="T1">.init(data);<text:tab/><text:tab/><text:tab/> <text:s text:c="5"/></text:span></text:p>
        <text:p text:style-name="P1"/>
        <text:p text:style-name="P1"/>
        <text:p text:style-name="P1"><text:span text:style-name="T1">Создание модулей</text:span></text:p>
        <text:p text:style-name="P1"><text:span text:style-name="T1">создайте файл </text:span><text:span text:style-name="T1">/js/modules/test/test.js</text:span> </text:p>
        <text:p text:style-name="P1"><text:span text:style-name="T1">(function(_){var m = _.modules.name("test");if(m){</text:span></text:p>
        <text:p text:style-name="P1"><text:span text:style-name="T1"> <text:s text:c="3"/>m.init = function( data){<text:tab/></text:span></text:p>
        <text:p text:style-name="P1"><text:span text:style-name="T1"> <text:s text:c="7"/> <text:s/>console.info(data);</text:span></text:p>
        <text:p text:style-name="P1"><text:span text:style-name="T1"> <text:s text:c="3"/>}</text:span></text:p>
        <text:p text:style-name="P1"/>
        <text:p text:style-name="P1"><text:span text:style-name="T1">}})(_);</text:span>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Times New Roman" fo:font-size="12pt" fo:language="ru" fo:country="RU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5-12-05T19:42:31</meta:creation-date>
  </office:meta>
</office:document-meta>
</file>